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9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5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9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8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8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บทความนี้อธิบายโครงสร้างพื้นฐานของภาษา</text:span><text:span text:style-name="T2"><text:s/></text:span><text:span text:style-name="T3">Ruby<text:s/></text:span><text:span text:style-name="T4">โดยใช้สไตล์ภาษาไทยแบบอธิบายละเอียดสำหรับผู้อ่านที่เริ่มต้นและต้องการเห็นภาพจากตัวอย่างโค้ดหลายรูปแบบ</text:span><text:span text:style-name="T5"><text:s/></text:span><text:span text:style-name="T6">โดยเนื้อหาจะเดินไปทีละส่วนตั้งแต่โปรแกรมแรก</text:span><text:span text:style-name="T7">, statement, expression, comment, literals,<text:s/></text:span><text:span text:style-name="T8">การเว้นวรรค</text:span><text:span text:style-name="T9"><text:s/></text:span><text:span text:style-name="T10">ไปจนถึง</text:span><text:span text:style-name="T11"><text:s/></text:span><text:span text:style-name="T12">keyword<text:s/></text:span><text:span text:style-name="T13">ที่ภาษาสงวนไว้ให้ใช้กับตัวแปลภาษาของ</text:span><text:span text:style-name="T14"><text:s/></text:span><text:span text:style-name="T15">Ruby<text:s/></text:span><text:span text:style-name="T16">เท่านั้น</text:span><text:span text:style-name="T17">[</text:span><text:span text:style-name="T18">1</text:span><text:span text:style-name="T19">]</text:span><text:span text:style-name="T20"/></text:p>
      <text:p text:style-name="P1"><text:span text:style-name="T20"/></text:p>
      <text:p text:style-name="P1"><text:span text:style-name="T21">##<text:s/></text:span><text:span text:style-name="T22">ทำความรู้จักโครงสร้างภาษา</text:span><text:span text:style-name="T23"><text:s/></text:span><text:span text:style-name="T24">Ruby</text:span><text:span text:style-name="T25"/></text:p>
      <text:p text:style-name="P1"><text:span text:style-name="T25"/></text:p>
      <text:p text:style-name="P1"><text:span text:style-name="T26">เมื่อเริ่มเรียนภาษาโปรแกรมใดๆ</text:span><text:span text:style-name="T27"><text:s/></text:span><text:span text:style-name="T28">สิ่งสำคัญอย่างแรกคือการเข้าใจโครงสร้างและไวยากรณ์ของภาษาให้ชัดเจน</text:span><text:span text:style-name="T29"><text:s/></text:span><text:span text:style-name="T30">ก่อนจะค่อยไปสนใจรายละเอียดเชิงลึกอื่นๆ</text:span><text:span text:style-name="T31"><text:s/></text:span><text:span text:style-name="T32">เช่น</text:span><text:span text:style-name="T33"><text:s/></text:span><text:span text:style-name="T34">ไลบรารีหรือเฟรมเวิร์กต่างๆ</text:span><text:span text:style-name="T35"><text:s text:c="2"/></text:span><text:span text:style-name="T36">ภาษา</text:span><text:span text:style-name="T37"><text:s/></text:span><text:span text:style-name="T38">Ruby<text:s/></text:span><text:span text:style-name="T39">จัดอยู่ในกลุ่มภาษาระดับสูงที่ออกแบบมาให้โค้ดอ่านง่าย</text:span><text:span text:style-name="T40"><text:s/></text:span><text:span text:style-name="T41">คล้ายภาษามนุษย์</text:span><text:span text:style-name="T42"><text:s/></text:span><text:span text:style-name="T43">และลดสิ่งที่ไม่จำเป็นออกไป</text:span><text:span text:style-name="T44"><text:s/></text:span><text:span text:style-name="T45">ทำให้ผู้เขียนโค้ดสามารถโฟกัสกับ</text:span><text:span text:style-name="T46"><text:s/></text:span><text:span text:style-name="T47">“</text:span><text:span text:style-name="T48">ตรรกะของโปรแกรม</text:span><text:span text:style-name="T49">”</text:span><text:span text:style-name="T50"><text:s/></text:span><text:span text:style-name="T51">มากกว่ารายละเอียดเชิงเทคนิคจุกจิก</text:span><text:span text:style-name="T52">[</text:span><text:span text:style-name="T53">1</text:span><text:span text:style-name="T54">]</text:span><text:span text:style-name="T55"/></text:p>
      <text:p text:style-name="P1"><text:span text:style-name="T55"/></text:p>
      <text:p text:style-name="P1"><text:span text:style-name="T56">แนวคิดสำคัญของโครงสร้างภาษา</text:span><text:span text:style-name="T57"><text:s/></text:span><text:span text:style-name="T58">Ruby<text:s/></text:span><text:span text:style-name="T59">คือ</text:span><text:span text:style-name="T60"><text:s/></text:span><text:span text:style-name="T61">ทุกอย่างถูกเขียนด้วยชุดของคำสั่ง</text:span><text:span text:style-name="T62"><text:s/></text:span><text:span text:style-name="T63">(statements)<text:s/></text:span><text:span text:style-name="T64">และนิพจน์</text:span><text:span text:style-name="T65"><text:s/></text:span><text:span text:style-name="T66">(expressions)<text:s/></text:span><text:span text:style-name="T67">ที่ทำงานกับตัวแปรและค่าคงที่</text:span><text:span text:style-name="T68"><text:s/></text:span><text:span text:style-name="T69">โดยใช้ตัวดำเนินการและเมธอดต่างๆ</text:span><text:span text:style-name="T70"><text:s/></text:span><text:span text:style-name="T71">เพื่อให้ได้ผลลัพธ์ตามที่โปรแกรมเมอร์ออกแบบ</text:span><text:span text:style-name="T72"><text:s text:c="2"/></text:span><text:span text:style-name="T73">ในบทความนี้จะพาไล่ดูตั้งแต่โปรแกรมแรกไปจนถึงรายละเอียดเรื่องคอมเมนต์</text:span><text:span text:style-name="T74">, literals,<text:s/></text:span><text:span text:style-name="T75">การจัดรูปแบบโค้ด</text:span><text:span text:style-name="T76"><text:s/></text:span><text:span text:style-name="T77">และคำสงวน</text:span><text:span text:style-name="T78"><text:s/></text:span><text:span text:style-name="T79">(keywords)<text:s/></text:span><text:span text:style-name="T80">ของภาษา</text:span><text:span text:style-name="T81"><text:s/></text:span><text:span text:style-name="T82">Ruby[</text:span><text:span text:style-name="T83">1</text:span><text:span text:style-name="T84">]</text:span><text:span text:style-name="T85"/></text:p>
      <text:p text:style-name="P1"><text:span text:style-name="T85"/></text:p>
      <text:p text:style-name="P1"><text:span text:style-name="T86">##<text:s/></text:span><text:span text:style-name="T87">โปรแกรมแรกในภาษา</text:span><text:span text:style-name="T88"><text:s/></text:span><text:span text:style-name="T89">Ruby</text:span><text:span text:style-name="T90"/></text:p>
      <text:p text:style-name="P1"><text:span text:style-name="T90"/></text:p>
      <text:p text:style-name="P1"><text:span text:style-name="T91">จุดเริ่มต้นยอดนิยมของการเรียนภาษาโปรแกรมคือการเขียนโปรแกรมที่พิมพ์ข้อความง่ายๆ</text:span><text:span text:style-name="T92"><text:s/></text:span><text:span text:style-name="T93">ออกมาทางหน้าจอ</text:span><text:span text:style-name="T94"><text:s/></text:span><text:span text:style-name="T95">เพื่อให้เห็นภาพว่า</text:span><text:span text:style-name="T96"><text:s/></text:span><text:span text:style-name="T97">“</text:span><text:span text:style-name="T98">เขียนอะไร</text:span><text:span text:style-name="T99"><text:s/></text:span><text:span text:style-name="T100">แล้วมันทำงานอย่างไร</text:span><text:span text:style-name="T101">”</text:span><text:span text:style-name="T102"><text:s text:c="2"/></text:span><text:span text:style-name="T103">ในภาษา</text:span><text:span text:style-name="T104"><text:s/></text:span><text:span text:style-name="T105">Ruby<text:s/></text:span><text:span text:style-name="T106">สามารถเขียนโปรแกรมแรกให้แสดงข้อความทักทาย</text:span><text:span text:style-name="T107"><text:s/></text:span><text:span text:style-name="T108">เช่น</text:span><text:span text:style-name="T109"><text:s/></text:span><text:span text:style-name="T110">“</text:span><text:span text:style-name="T111">สวัสดี</text:span><text:span text:style-name="T112"><text:s/></text:span><text:span text:style-name="T113">Ruby!</text:span><text:span text:style-name="T114">”<text:s/></text:span><text:span text:style-name="T115">ด้วยเมธอดมาตรฐานสำหรับการแสดงผลข้อความ</text:span><text:span text:style-name="T116">[</text:span><text:span text:style-name="T117">1</text:span><text:span text:style-name="T118">]</text:span><text:span text:style-name="T119"/></text:p>
      <text:p text:style-name="P1"><text:span text:style-name="T119"/></text:p>
      <text:p text:style-name="P1"><text:span text:style-name="T120">ตัวอย่างโปรแกรมแรก</text:span><text:span text:style-name="T121">:</text:span><text:span text:style-name="T122"/></text:p>
      <text:p text:style-name="P1"><text:span text:style-name="T122"/></text:p>
      <text:p text:style-name="P1"><text:span text:style-name="T123">```ruby</text:span><text:span text:style-name="T124"/></text:p>
      <text:p text:style-name="P1"><text:span text:style-name="T125">greeting.rb</text:span><text:span text:style-name="T126"/></text:p>
      <text:p text:style-name="P1"><text:span text:style-name="T126"/></text:p>
      <text:p text:style-name="P1"><text:span text:style-name="T127">puts "</text:span><text:span text:style-name="T128">สวัสดี</text:span><text:span text:style-name="T129"><text:s/></text:span><text:span text:style-name="T130">Ruby!"</text:span><text:span text:style-name="T131"/></text:p>
      <text:p text:style-name="P1"><text:span text:style-name="T132">```</text:span><text:span text:style-name="T133"/></text:p>
      <text:p text:style-name="P1"><text:span text:style-name="T133"/></text:p>
      <text:p text:style-name="P1"><text:span text:style-name="T134">ในตัวอย่างนี้</text:span><text:span text:style-name="T135"><text:s/></text:span><text:span text:style-name="T136">`puts`<text:s/></text:span><text:span text:style-name="T137">เป็นเมธอดที่ใช้สำหรับส่งข้อความไปแสดงบนช่องทางมาตรฐานในการแสดงผล</text:span><text:span text:style-name="T138"><text:s/></text:span><text:span text:style-name="T139">(standard output)<text:s/></text:span><text:span text:style-name="T140">ซึ่งในที่นี้คือหน้าจอเทอร์มินัลหรือคอนโซลของคุณ</text:span><text:span text:style-name="T141"><text:s text:c="2"/></text:span><text:span text:style-name="T142">โดยทั่วไปแล้วไฟล์โปรแกรม</text:span><text:span text:style-name="T143"><text:s/></text:span><text:span text:style-name="T144">Ruby<text:s/></text:span><text:span text:style-name="T145">จะใช้นามสกุล</text:span><text:span text:style-name="T146"><text:s/></text:span><text:span text:style-name="T147">`.rb`<text:s/></text:span><text:span text:style-name="T148">เสมอ</text:span><text:span text:style-name="T149"><text:s/></text:span><text:span text:style-name="T150">และหลังจากบันทึกไฟล์แล้วสามารถรันโปรแกรมได้โดยใช้คำสั่งในบรรทัดคำสั่งดังนี้</text:span><text:span text:style-name="T151">[</text:span><text:span text:style-name="T152">1</text:span><text:span text:style-name="T153">]</text:span><text:span text:style-name="T154"/></text:p>
      <text:p text:style-name="P1"><text:span text:style-name="T154"/></text:p>
      <text:p text:style-name="P1"><text:span text:style-name="T155">```bash</text:span><text:span text:style-name="T156"/></text:p>
      <text:p text:style-name="P1"><text:span text:style-name="T157">ruby greeting.rb</text:span><text:span text:style-name="T158"/></text:p>
      <text:p text:style-name="P1"><text:span text:style-name="T159">```</text:span><text:span text:style-name="T160"/></text:p>
      <text:p text:style-name="P1"><text:span text:style-name="T160"/></text:p>
      <text:p text:style-name="P1"><text:span text:style-name="T161">เมื่อรันโปรแกรม</text:span><text:span text:style-name="T162"><text:s/></text:span><text:span text:style-name="T163">จะเห็นข้อความ</text:span><text:span text:style-name="T164"><text:s/></text:span><text:span text:style-name="T165">`</text:span><text:span text:style-name="T166">สวัสดี</text:span><text:span text:style-name="T167"><text:s/></text:span><text:span text:style-name="T168">Ruby!`<text:s/></text:span><text:span text:style-name="T169">ปรากฏขึ้นบนหน้าจอทันที</text:span><text:span text:style-name="T170"><text:s/></text:span><text:span text:style-name="T171">แนะนำให้ลองเปลี่ยนข้อความภายในเครื่องหมายอัญประกาศ</text:span><text:span text:style-name="T172"><text:s/></text:span><text:span text:style-name="T173">เช่น</text:span><text:span text:style-name="T174"><text:s/></text:span><text:span text:style-name="T175">เปลี่ยนเป็นชื่อของคุณเอง</text:span><text:span text:style-name="T176"><text:s/></text:span><text:span text:style-name="T177">หรือข้อความอื่นๆ</text:span><text:span text:style-name="T178"><text:s/></text:span><text:span text:style-name="T179">เพื่อสังเกตว่าผลลัพธ์ที่ได้บนหน้าจอเปลี่ยนไปอย่างไร</text:span><text:span text:style-name="T180">[</text:span><text:span text:style-name="T181">1</text:span><text:span text:style-name="T182">]</text:span><text:span text:style-name="T183"/></text:p>
      <text:p text:style-name="P1"><text:span text:style-name="T183"/></text:p>
      <text:p text:style-name="P1"><text:span text:style-name="T184">## Statements:<text:s/></text:span><text:span text:style-name="T185">คำสั่งในโปรแกรม</text:span><text:span text:style-name="T186"><text:s/></text:span><text:span text:style-name="T187">Ruby</text:span><text:span text:style-name="T188"/></text:p>
      <text:p text:style-name="P1"><text:span text:style-name="T188"/></text:p>
      <text:p text:style-name="P1"><text:span text:style-name="T189">คำว่า</text:span><text:span text:style-name="T190"><text:s/></text:span><text:span text:style-name="T191">statement<text:s/></text:span><text:span text:style-name="T192">ในภาษาโปรแกรม</text:span><text:span text:style-name="T193"><text:s/></text:span><text:span text:style-name="T194">หมายถึง</text:span><text:span text:style-name="T195"><text:s/></text:span><text:span text:style-name="T196">“</text:span><text:span text:style-name="T197">คำสั่งหนึ่งชุด</text:span><text:span text:style-name="T198">”</text:span><text:span text:style-name="T199"><text:s/></text:span><text:span text:style-name="T200">ที่บอกให้โปรแกรมทำบางสิ่งบางอย่าง</text:span><text:span text:style-name="T201"><text:s/></text:span><text:span text:style-name="T202">เช่น</text:span><text:span text:style-name="T203"><text:s/></text:span><text:span text:style-name="T204">การคำนวณ</text:span><text:span text:style-name="T205">,<text:s/></text:span><text:span text:style-name="T206">การกำหนดค่าให้ตัวแปร</text:span><text:span text:style-name="T207"><text:s/></text:span><text:span text:style-name="T208">หรือการแสดงผล</text:span><text:span text:style-name="T209"><text:s text:c="2"/></text:span><text:span text:style-name="T210">หนึ่งโปรแกรมอาจมีตั้งแต่คำสั่งเดียวจนถึงหลายร้อยหรือหลายพันคำสั่งที่ทำงานต่อเนื่องกันเพื่อให้บรรลุวัตถุประสงค์ที่ตั้งไว้</text:span><text:span text:style-name="T211">[</text:span><text:span text:style-name="T212">1</text:span><text:span text:style-name="T213">]</text:span><text:span text:style-name="T214"/></text:p>
      <text:p text:style-name="P1"><text:span text:style-name="T214"/></text:p>
      <text:p text:style-name="P1"><text:span text:style-name="T215">ลองดูตัวอย่างโค้ดที่มีหลาย</text:span><text:span text:style-name="T216"><text:s/></text:span><text:span text:style-name="T217">statement<text:s/></text:span><text:span text:style-name="T218">ดังนี้</text:span><text:span text:style-name="T219">:</text:span><text:span text:style-name="T220"/></text:p>
      <text:p text:style-name="P1"><text:span text:style-name="T220"/></text:p>
      <text:p text:style-name="P1"><text:span text:style-name="T221">```ruby</text:span><text:span text:style-name="T222"/></text:p>
      <text:p text:style-name="P1"><text:span text:style-name="T223">total_items =<text:s/></text:span><text:span text:style-name="T224">2<text:s/></text:span><text:span text:style-name="T225">*<text:s/></text:span><text:span text:style-name="T226">7</text:span><text:span text:style-name="T227"/></text:p>
      <text:p text:style-name="P1"><text:span text:style-name="T228">user_name<text:s text:c="3"/>= "developer_th"</text:span><text:span text:style-name="T229"/></text:p>
      <text:p text:style-name="P1"><text:span text:style-name="T229"/></text:p>
      <text:p text:style-name="P1"><text:span text:style-name="T230">puts user_name</text:span><text:span text:style-name="T231"/></text:p>
      <text:p text:style-name="P1"><text:span text:style-name="T232">puts total_items</text:span><text:span text:style-name="T233"/></text:p>
      <text:p text:style-name="P1"><text:span text:style-name="T234">```</text:span><text:span text:style-name="T235"/></text:p>
      <text:p text:style-name="P1"><text:span text:style-name="T235"/></text:p>
      <text:p text:style-name="P1"><text:span text:style-name="T236">ในตัวอย่างนี้มี</text:span><text:span text:style-name="T237"><text:s/></text:span><text:span text:style-name="T238">4<text:s/></text:span><text:span text:style-name="T239">คำสั่ง</text:span><text:span text:style-name="T240"><text:s/></text:span><text:span text:style-name="T241">คือ</text:span><text:span text:style-name="T242"><text:s/></text:span><text:span text:style-name="T243">การกำหนดค่าตัวแปรสองบรรทัดแรก</text:span><text:span text:style-name="T244"><text:s/></text:span><text:span text:style-name="T245">และการแสดงผลตัวแปรสองบรรทัดถัดมา</text:span><text:span text:style-name="T246"><text:s text:c="2"/></text:span><text:span text:style-name="T247">ภาษา</text:span><text:span text:style-name="T248"><text:s/></text:span><text:span text:style-name="T249">Ruby<text:s/></text:span><text:span text:style-name="T250">ใช้</text:span><text:span text:style-name="T251"><text:s/></text:span><text:span text:style-name="T252">“</text:span><text:span text:style-name="T253">การขึ้นบรรทัดใหม่</text:span><text:span text:style-name="T254">”</text:span><text:span text:style-name="T255"><text:s/></text:span><text:span text:style-name="T256">เป็นตัวแบ่งแยกแต่ละคำสั่งออกจากกัน</text:span><text:span text:style-name="T257"><text:s/></text:span><text:span text:style-name="T258">ทำให้โค้ดอ่านเข้าใจง่ายและเห็นขอบเขตของคำสั่งแต่ละบรรทัดชัดเจน</text:span><text:span text:style-name="T259">[</text:span><text:span text:style-name="T260">1</text:span><text:span text:style-name="T261">]</text:span><text:span text:style-name="T262"/></text:p>
      <text:p text:style-name="P1"><text:span text:style-name="T262"/></text:p>
      <text:p text:style-name="P1"><text:span text:style-name="T263">Ruby<text:s/></text:span><text:span text:style-name="T264">ยังอนุญาตให้เขียนหลายคำสั่งอยู่ในบรรทัดเดียวกันได้</text:span><text:span text:style-name="T265"><text:s/></text:span><text:span text:style-name="T266">โดยใช้เครื่องหมาย</text:span><text:span text:style-name="T267"><text:s/></text:span><text:span text:style-name="T268">semicolon (`;`)<text:s/></text:span><text:span text:style-name="T269">คั่นระหว่างคำสั่ง</text:span><text:span text:style-name="T270"><text:s/></text:span><text:span text:style-name="T271">เช่น</text:span><text:span text:style-name="T272">[</text:span><text:span text:style-name="T273">1</text:span><text:span text:style-name="T274">]</text:span><text:span text:style-name="T275"/></text:p>
      <text:p text:style-name="P1"><text:span text:style-name="T275"/></text:p>
      <text:p text:style-name="P1"><text:span text:style-name="T276">```ruby</text:span><text:span text:style-name="T277"/></text:p>
      <text:p text:style-name="P1"><text:span text:style-name="T278">total_items =<text:s/></text:span><text:span text:style-name="T279">2<text:s/></text:span><text:span text:style-name="T280">*<text:s/></text:span><text:span text:style-name="T281">7</text:span><text:span text:style-name="T282">; user_name = "developer_th"; puts user_name; puts total_items</text:span><text:span text:style-name="T283"/></text:p>
      <text:p text:style-name="P1"><text:span text:style-name="T284">```</text:span><text:span text:style-name="T285"/></text:p>
      <text:p text:style-name="P1"><text:span text:style-name="T285"/></text:p>
      <text:p text:style-name="P1"><text:span text:style-name="T286">โค้ดบรรทัดเดียวยาวๆ</text:span><text:span text:style-name="T287"><text:s/></text:span><text:span text:style-name="T288">นี้ให้ผลลัพธ์แบบเดียวกับตัวอย่างที่จัดบรรทัดให้เรียบร้อยก่อนหน้า</text:span><text:span text:style-name="T289"><text:s/></text:span><text:span text:style-name="T290">แต่โดยแนวปฏิบัติแล้วมักแนะนำให้ใช้รูปแบบ</text:span><text:span text:style-name="T291"><text:s/></text:span><text:span text:style-name="T292">“</text:span><text:span text:style-name="T293">หนึ่งบรรทัดต่อหนึ่งคำสั่ง</text:span><text:span text:style-name="T294">”</text:span><text:span text:style-name="T295"><text:s/></text:span><text:span text:style-name="T296">เพื่อความเป็นระเบียบและการอ่านเข้าใจง่าย</text:span><text:span text:style-name="T297"><text:s/></text:span><text:span text:style-name="T298">โดยเฉพาะเมื่อต้องทำงานร่วมกับผู้อื่นในโครงการขนาดใหญ่</text:span><text:span text:style-name="T299">[</text:span><text:span text:style-name="T300">1</text:span><text:span text:style-name="T301">]</text:span><text:span text:style-name="T302"/></text:p>
      <text:p text:style-name="P1"><text:span text:style-name="T302"/></text:p>
      <text:p text:style-name="P1"><text:span text:style-name="T303">## Expression:<text:s/></text:span><text:span text:style-name="T304">นิพจน์ที่ให้ค่าผลลัพธ์</text:span><text:span text:style-name="T305"/></text:p>
      <text:p text:style-name="P1"><text:span text:style-name="T305"/></text:p>
      <text:p text:style-name="P1"><text:span text:style-name="T306">Expression<text:s/></text:span><text:span text:style-name="T307">คือการผสมผสานกันของค่าคงที่</text:span><text:span text:style-name="T308"><text:s/></text:span><text:span text:style-name="T309">ตัวแปร</text:span><text:span text:style-name="T310"><text:s/></text:span><text:span text:style-name="T311">ตัวดำเนินการ</text:span><text:span text:style-name="T312"><text:s/></text:span><text:span text:style-name="T313">และเมธอดหรือฟังก์ชัน</text:span><text:span text:style-name="T314"><text:s/></text:span><text:span text:style-name="T315">เพื่อทำให้เกิดการคำนวณและให้ค่าผลลัพธ์ออกมา</text:span><text:span text:style-name="T316"><text:s text:c="2"/></text:span><text:span text:style-name="T317">แนวคิดนี้คล้ายกับนิพจน์ทางคณิตศาสตร์</text:span><text:span text:style-name="T318"><text:s/></text:span><text:span text:style-name="T319">เช่น</text:span><text:span text:style-name="T320"><text:s/></text:span><text:span text:style-name="T321">\(</text:span><text:span text:style-name="T322">3<text:s/></text:span><text:span text:style-name="T323">+<text:s/></text:span><text:span text:style-name="T324">5</text:span><text:span text:style-name="T325">\)<text:s/></text:span><text:span text:style-name="T326">หรือ</text:span><text:span text:style-name="T327"><text:s/></text:span><text:span text:style-name="T328">\((</text:span><text:span text:style-name="T329">10<text:s/></text:span><text:span text:style-name="T330">/<text:s/></text:span><text:span text:style-name="T331">2</text:span><text:span text:style-name="T332">) *<text:s/></text:span><text:span text:style-name="T333">6</text:span><text:span text:style-name="T334">\)<text:s/></text:span><text:span text:style-name="T335">แต่ในภาษาโปรแกรมสามารถรวมไปถึงข้อความ</text:span><text:span text:style-name="T336">,<text:s/></text:span><text:span text:style-name="T337">การเปรียบเทียบ</text:span><text:span text:style-name="T338">,<text:s/></text:span><text:span text:style-name="T339">และการดำเนินการกับประเภทข้อมูลอื่นๆ</text:span><text:span text:style-name="T340">[</text:span><text:span text:style-name="T341">1</text:span><text:span text:style-name="T342">]</text:span><text:span text:style-name="T343"/></text:p>
      <text:p text:style-name="P1"><text:span text:style-name="T343"/></text:p>
      <text:p text:style-name="P1"><text:span text:style-name="T344">ตัวอย่าง</text:span><text:span text:style-name="T345"><text:s/></text:span><text:span text:style-name="T346">expression<text:s/></text:span><text:span text:style-name="T347">แบบต่างๆ</text:span><text:span text:style-name="T348">:</text:span><text:span text:style-name="T349"/></text:p>
      <text:p text:style-name="P1"><text:span text:style-name="T349"/></text:p>
      <text:p text:style-name="P1"><text:span text:style-name="T350">```ruby</text:span><text:span text:style-name="T351"/></text:p>
      <text:p text:style-name="P1"><text:span text:style-name="T352">p -</text:span><text:span text:style-name="T353">9</text:span><text:span text:style-name="T354"/></text:p>
      <text:p text:style-name="P1"><text:span text:style-name="T355">p<text:s/></text:span><text:span text:style-name="T356">4<text:s/></text:span><text:span text:style-name="T357">+<text:s/></text:span><text:span text:style-name="T358">11</text:span><text:span text:style-name="T359"/></text:p>
      <text:p text:style-name="P1"><text:span text:style-name="T360">p (</text:span><text:span text:style-name="T361">12<text:s/></text:span><text:span text:style-name="T362">/<text:s/></text:span><text:span text:style-name="T363">3</text:span><text:span text:style-name="T364">) *<text:s/></text:span><text:span text:style-name="T365">5</text:span><text:span text:style-name="T366"/></text:p>
      <text:p text:style-name="P1"><text:span text:style-name="T367">p<text:s/></text:span><text:span text:style-name="T368">10<text:s/></text:span><text:span text:style-name="T369">!=<text:s/></text:span><text:span text:style-name="T370">3</text:span><text:span text:style-name="T371"/></text:p>
      <text:p text:style-name="P1"><text:span text:style-name="T372">p "Ruby " *<text:s/></text:span><text:span text:style-name="T373">3</text:span><text:span text:style-name="T374"/></text:p>
      <text:p text:style-name="P1"><text:span text:style-name="T375">p "dev" + "eloper"</text:span><text:span text:style-name="T376"/></text:p>
      <text:p text:style-name="P1"><text:span text:style-name="T377">```</text:span><text:span text:style-name="T378"/></text:p>
      <text:p text:style-name="P1"><text:span text:style-name="T378"/></text:p>
      <text:p text:style-name="P1"><text:span text:style-name="T379">ในตัวอย่างนี้</text:span><text:span text:style-name="T380"><text:s/></text:span><text:span text:style-name="T381">expression<text:s/></text:span><text:span text:style-name="T382">แต่ละบรรทัดใช้ค่าคงที่หรือตัวดำเนินการแตกต่างกัน</text:span><text:span text:style-name="T383"><text:s/></text:span><text:span text:style-name="T384">และเมธอด</text:span><text:span text:style-name="T385"><text:s/></text:span><text:span text:style-name="T386">`p`<text:s/></text:span><text:span text:style-name="T387">จะใช้สำหรับแสดงค่าผลลัพธ์ของ</text:span><text:span text:style-name="T388"><text:s/></text:span><text:span text:style-name="T389">expression<text:s/></text:span><text:span text:style-name="T390">นั้นๆ</text:span><text:span text:style-name="T391"><text:s/></text:span><text:span text:style-name="T392">ออกมาพร้อมรูปแบบที่ชัดเจน</text:span><text:span text:style-name="T393"><text:s text:c="2"/></text:span><text:span text:style-name="T394">ทุก</text:span><text:span text:style-name="T395"><text:s/></text:span><text:span text:style-name="T396">expression<text:s/></text:span><text:span text:style-name="T397">ในภาษา</text:span><text:span text:style-name="T398"><text:s/></text:span><text:span text:style-name="T399">Ruby<text:s/></text:span><text:span text:style-name="T400">จะให้ค่าบางอย่างกลับมา</text:span><text:span text:style-name="T401"><text:s/></text:span><text:span text:style-name="T402">ซึ่งสามารถนำไปใช้ต่อในการคำนวณรอบใหม่</text:span><text:span text:style-name="T403"><text:s/></text:span><text:span text:style-name="T404">หรือเก็บลงในตัวแปรเพื่อใช้งานในภายหลังได้</text:span><text:span text:style-name="T405">[</text:span><text:span text:style-name="T406">1</text:span><text:span text:style-name="T407">]</text:span><text:span text:style-name="T408"/></text:p>
      <text:p text:style-name="P1"><text:span text:style-name="T408"/></text:p>
      <text:p text:style-name="P1"><text:span text:style-name="T409">ตัวอย่างการนำ</text:span><text:span text:style-name="T410"><text:s/></text:span><text:span text:style-name="T411">expression<text:s/></text:span><text:span text:style-name="T412">มาทำงานร่วมกับตัวแปร</text:span><text:span text:style-name="T413">:</text:span><text:span text:style-name="T414"/></text:p>
      <text:p text:style-name="P1"><text:span text:style-name="T414"/></text:p>
      <text:p text:style-name="P1"><text:span text:style-name="T415">```ruby</text:span><text:span text:style-name="T416"/></text:p>
      <text:p text:style-name="P1"><text:span text:style-name="T417">x =<text:s/></text:span><text:span text:style-name="T418">12</text:span><text:span text:style-name="T419"/></text:p>
      <text:p text:style-name="P1"><text:span text:style-name="T420">y =<text:s/></text:span><text:span text:style-name="T421">5</text:span><text:span text:style-name="T422"/></text:p>
      <text:p text:style-name="P1"><text:span text:style-name="T422"/></text:p>
      <text:p text:style-name="P1"><text:span text:style-name="T423">#<text:s/></text:span><text:span text:style-name="T424">กลุ่มแรก</text:span><text:span text:style-name="T425">:<text:s/></text:span><text:span text:style-name="T426">ใช้ค่าในตัวแปรโดยตรง</text:span><text:span text:style-name="T427"/></text:p>
      <text:p text:style-name="P1"><text:span text:style-name="T428">p x + y</text:span><text:span text:style-name="T429"/></text:p>
      <text:p text:style-name="P1"><text:span text:style-name="T430">p x - y</text:span><text:span text:style-name="T431"/></text:p>
      <text:p text:style-name="P1"><text:span text:style-name="T431"/></text:p>
      <text:p text:style-name="P1"><text:span text:style-name="T432">#<text:s/></text:span><text:span text:style-name="T433">กลุ่มสอง</text:span><text:span text:style-name="T434">:<text:s/></text:span><text:span text:style-name="T435">สร้าง</text:span><text:span text:style-name="T436"><text:s/></text:span><text:span text:style-name="T437">expression<text:s/></text:span><text:span text:style-name="T438">ซับซ้อนแล้วเก็บในตัวแปร</text:span><text:span text:style-name="T439"/></text:p>
      <text:p text:style-name="P1"><text:span text:style-name="T440">m = x * y</text:span><text:span text:style-name="T441"/></text:p>
      <text:p text:style-name="P1"><text:span text:style-name="T442">n = (x + y) * (x - y)</text:span><text:span text:style-name="T443"/></text:p>
      <text:p text:style-name="P1"><text:span text:style-name="T443"/></text:p>
      <text:p text:style-name="P1"><text:span text:style-name="T444">p m</text:span><text:span text:style-name="T445"/></text:p>
      <text:p text:style-name="P1"><text:span text:style-name="T446">p n</text:span><text:span text:style-name="T447"/></text:p>
      <text:p text:style-name="P1"><text:span text:style-name="T448">```</text:span><text:span text:style-name="T449"/></text:p>
      <text:p text:style-name="P1"><text:span text:style-name="T449"/></text:p>
      <text:p text:style-name="P1"><text:span text:style-name="T450">สองบรรทัดแรกใช้ตัวแปร</text:span><text:span text:style-name="T451"><text:s/></text:span><text:span text:style-name="T452">`x`<text:s/></text:span><text:span text:style-name="T453">และ</text:span><text:span text:style-name="T454"><text:s/></text:span><text:span text:style-name="T455">`y`<text:s/></text:span><text:span text:style-name="T456">ใน</text:span><text:span text:style-name="T457"><text:s/></text:span><text:span text:style-name="T458">expression<text:s/></text:span><text:span text:style-name="T459">อย่างง่าย</text:span><text:span text:style-name="T460"><text:s/></text:span><text:span text:style-name="T461">เช่น</text:span><text:span text:style-name="T462"><text:s/></text:span><text:span text:style-name="T463">การบวกและลบ</text:span><text:span text:style-name="T464"><text:s/></text:span><text:span text:style-name="T465">แล้วส่งผลลัพธ์ไปแสดงผ่าน</text:span><text:span text:style-name="T466"><text:s/></text:span><text:span text:style-name="T467">`p`<text:s text:c="2"/></text:span><text:span text:style-name="T468">ในขณะที่กลุ่มที่สองสร้าง</text:span><text:span text:style-name="T469"><text:s/></text:span><text:span text:style-name="T470">expression<text:s/></text:span><text:span text:style-name="T471">ที่ซับซ้อนมากขึ้น</text:span><text:span text:style-name="T472"><text:s/></text:span><text:span text:style-name="T473">เก็บผลลัพธ์ลงในตัวแปร</text:span><text:span text:style-name="T474"><text:s/></text:span><text:span text:style-name="T475">`m`<text:s/></text:span><text:span text:style-name="T476">และ</text:span><text:span text:style-name="T477"><text:s/></text:span><text:span text:style-name="T478">`n`<text:s/></text:span><text:span text:style-name="T479">ก่อน</text:span><text:span text:style-name="T480"><text:s/></text:span><text:span text:style-name="T481">แล้วค่อยแสดงค่าทีหลัง</text:span><text:span text:style-name="T482"><text:s/></text:span><text:span text:style-name="T483">เพื่อให้โค้ดอ่านง่ายและแยกส่วนการคำนวณออกจากส่วนการแสดงผล</text:span><text:span text:style-name="T484">[</text:span><text:span text:style-name="T485">1</text:span><text:span text:style-name="T486">]</text:span><text:span text:style-name="T487"/></text:p>
      <text:p text:style-name="P1"><text:span text:style-name="T487"/></text:p>
      <text:p text:style-name="P1"><text:span text:style-name="T488">## Comments:<text:s/></text:span><text:span text:style-name="T489">คำอธิบายโค้ด</text:span><text:span text:style-name="T490"/></text:p>
      <text:p text:style-name="P1"><text:span text:style-name="T490"/></text:p>
      <text:p text:style-name="P1"><text:span text:style-name="T491">คอมเมนต์คือส่วนของซอร์สโค้ดที่เขียนขึ้นเพื่ออธิบายว่าโค้ดส่วนนั้นทำงานอย่างไร</text:span><text:span text:style-name="T492"><text:s/></text:span><text:span text:style-name="T493">หรือใช้เพื่อให้คำอธิบายกับผู้อ่านโค้ดในอนาคต</text:span><text:span text:style-name="T494"><text:s/></text:span><text:span text:style-name="T495">โดยคอมไพเลอร์หรือตัวแปลภาษาจะเพิกเฉยต่อข้อความในคอมเมนต์</text:span><text:span text:style-name="T496"><text:s/></text:span><text:span text:style-name="T497">ไม่ได้นำมาคำนวณหรือรันใดๆ</text:span><text:span text:style-name="T498"><text:s text:c="2"/></text:span><text:span text:style-name="T499">การใช้คอมเมนต์อย่างเหมาะสมช่วยให้จัดการโปรแกรมขนาดใหญ่หรือโค้ดที่ทำงานร่วมกับผู้อื่นได้ง่ายขึ้นมาก</text:span><text:span text:style-name="T500">[</text:span><text:span text:style-name="T501">1</text:span><text:span text:style-name="T502">]</text:span><text:span text:style-name="T503"/></text:p>
      <text:p text:style-name="P1"><text:span text:style-name="T503"/></text:p>
      <text:p text:style-name="P1"><text:span text:style-name="T504">Ruby<text:s/></text:span><text:span text:style-name="T505">รองรับคอมเมนต์สองรูปแบบหลัก</text:span><text:span text:style-name="T506"><text:s/></text:span><text:span text:style-name="T507">คือ</text:span><text:span text:style-name="T508"><text:s/></text:span><text:span text:style-name="T509">คอมเมนต์แบบหนึ่งบรรทัด</text:span><text:span text:style-name="T510"><text:s/></text:span><text:span text:style-name="T511">และคอมเมนต์แบบหลายบรรทัด</text:span><text:span text:style-name="T512">[</text:span><text:span text:style-name="T513">1</text:span><text:span text:style-name="T514">]</text:span><text:span text:style-name="T515"/></text:p>
      <text:p text:style-name="P1"><text:span text:style-name="T515"/></text:p>
      <text:p text:style-name="P1"><text:span text:style-name="T516">ตัวอย่างคอมเมนต์แบบหนึ่งบรรทัด</text:span><text:span text:style-name="T517">:</text:span><text:span text:style-name="T518"/></text:p>
      <text:p text:style-name="P1"><text:span text:style-name="T518"/></text:p>
      <text:p text:style-name="P1"><text:span text:style-name="T519">```ruby</text:span><text:span text:style-name="T520"/></text:p>
      <text:p text:style-name="P1"><text:span text:style-name="T521"># initialize configuration values</text:span><text:span text:style-name="T522"/></text:p>
      <text:p text:style-name="P1"><text:span text:style-name="T523">app_name = "InventorySystem"</text:span><text:span text:style-name="T524"/></text:p>
      <text:p text:style-name="P1"><text:span text:style-name="T525">launch_year =<text:s/></text:span><text:span text:style-name="T526">2022<text:s text:c="3"/></text:span><text:span text:style-name="T527"># the year this app was launched</text:span><text:span text:style-name="T528"/></text:p>
      <text:p text:style-name="P1"><text:span text:style-name="T528"/></text:p>
      <text:p text:style-name="P1"><text:span text:style-name="T529"># display a message to the screen</text:span><text:span text:style-name="T530"/></text:p>
      <text:p text:style-name="P1"><text:span text:style-name="T531">puts app_name + " started in " + launch_year.to_s</text:span><text:span text:style-name="T532"/></text:p>
      <text:p text:style-name="P1"><text:span text:style-name="T533">```</text:span><text:span text:style-name="T534"/></text:p>
      <text:p text:style-name="P1"><text:span text:style-name="T534"/></text:p>
      <text:p text:style-name="P1"><text:span text:style-name="T535">ในตัวอย่างนี้</text:span><text:span text:style-name="T536"><text:s/></text:span><text:span text:style-name="T537">เครื่องหมาย</text:span><text:span text:style-name="T538"><text:s/></text:span><text:span text:style-name="T539">`#`<text:s/></text:span><text:span text:style-name="T540">จะบอก</text:span><text:span text:style-name="T541"><text:s/></text:span><text:span text:style-name="T542">Ruby<text:s/></text:span><text:span text:style-name="T543">ว่าส่วนที่เหลือหลังจากนั้นในบรรทัดเดียวกันเป็นคอมเมนต์</text:span><text:span text:style-name="T544"><text:s/></text:span><text:span text:style-name="T545">ทั้งในบรรทัดเดี่ยวและคอมเมนต์ที่ต่อท้ายโค้ดส่วนอื่น</text:span><text:span text:style-name="T546"><text:s text:c="2"/></text:span><text:span text:style-name="T547">ข้อความทั้งหมดหลัง</text:span><text:span text:style-name="T548"><text:s/></text:span><text:span text:style-name="T549">`#`<text:s/></text:span><text:span text:style-name="T550">จะถูกเพิกเฉยและไม่มีผลใดๆ</text:span><text:span text:style-name="T551"><text:s/></text:span><text:span text:style-name="T552">ต่อการทำงานของโปรแกรม</text:span><text:span text:style-name="T553">[</text:span><text:span text:style-name="T554">1</text:span><text:span text:style-name="T555">]</text:span><text:span text:style-name="T556"/></text:p>
      <text:p text:style-name="P1"><text:span text:style-name="T556"/></text:p>
      <text:p text:style-name="P1"><text:span text:style-name="T557">ตัวอย่างคอมเมนต์แบบหลายบรรทัด</text:span><text:span text:style-name="T558">:</text:span><text:span text:style-name="T559"/></text:p>
      <text:p text:style-name="P1"><text:span text:style-name="T559"/></text:p>
      <text:p text:style-name="P1"><text:span text:style-name="T560">```ruby</text:span><text:span text:style-name="T561"/></text:p>
      <text:p text:style-name="P1"><text:span text:style-name="T562">=begin</text:span><text:span text:style-name="T563"/></text:p>
      <text:p text:style-name="P1"><text:span text:style-name="T564">This program asks the user for a project name</text:span><text:span text:style-name="T565"/></text:p>
      <text:p text:style-name="P1"><text:span text:style-name="T566">and then prints a confirmation message to the screen.</text:span><text:span text:style-name="T567"/></text:p>
      <text:p text:style-name="P1"><text:span text:style-name="T568">You can extend it later to save data into a database.</text:span><text:span text:style-name="T569"/></text:p>
      <text:p text:style-name="P1"><text:span text:style-name="T570">=end</text:span><text:span text:style-name="T571"/></text:p>
      <text:p text:style-name="P1"><text:span text:style-name="T571"/></text:p>
      <text:p text:style-name="P1"><text:span text:style-name="T572"># ask for project name</text:span><text:span text:style-name="T573"/></text:p>
      <text:p text:style-name="P1"><text:span text:style-name="T574">print "Project name?: "</text:span><text:span text:style-name="T575"/></text:p>
      <text:p text:style-name="P1"><text:span text:style-name="T576">project = gets.chomp</text:span><text:span text:style-name="T577"/></text:p>
      <text:p text:style-name="P1"><text:span text:style-name="T577"/></text:p>
      <text:p text:style-name="P1"><text:span text:style-name="T578"># show confirmation</text:span><text:span text:style-name="T579"/></text:p>
      <text:p text:style-name="P1"><text:span text:style-name="T580">puts "Project \"" + project + "\" has been created."</text:span><text:span text:style-name="T581"/></text:p>
      <text:p text:style-name="P1"><text:span text:style-name="T582">```</text:span><text:span text:style-name="T583"/></text:p>
      <text:p text:style-name="P1"><text:span text:style-name="T583"/></text:p>
      <text:p text:style-name="P1"><text:span text:style-name="T584">ส่วนที่อยู่ระหว่าง</text:span><text:span text:style-name="T585"><text:s/></text:span><text:span text:style-name="T586">`=begin`<text:s/></text:span><text:span text:style-name="T587">และ</text:span><text:span text:style-name="T588"><text:s/></text:span><text:span text:style-name="T589">`=end`<text:s/></text:span><text:span text:style-name="T590">จะถือเป็นคอมเมนต์หลายบรรทัด</text:span><text:span text:style-name="T591"><text:s/></text:span><text:span text:style-name="T592">โดยที่สองคำสั่งนี้จะต้องอยู่บนบรรทัดของตัวเองเสมอ</text:span><text:span text:style-name="T593"><text:s text:c="2"/></text:span><text:span text:style-name="T594">รูปแบบนี้สะดวกสำหรับอธิบายโปรแกรมยาวๆ</text:span><text:span text:style-name="T595"><text:s/></text:span><text:span text:style-name="T596">หรือสำหรับซ่อนโค้ดจำนวนมากชั่วคราวในระหว่างการทดลองแก้ไขหรือดีบัก</text:span><text:span text:style-name="T597">[</text:span><text:span text:style-name="T598">1</text:span><text:span text:style-name="T599">]</text:span><text:span text:style-name="T600"/></text:p>
      <text:p text:style-name="P1"><text:span text:style-name="T600"/></text:p>
      <text:p text:style-name="P1"><text:span text:style-name="T601">ในโค้ดตัวอย่างยังมีการใช้</text:span><text:span text:style-name="T602"><text:s/></text:span><text:span text:style-name="T603">`gets.chomp`<text:s/></text:span><text:span text:style-name="T604">เพื่อรับค่าที่ผู้ใช้พิมพ์เข้ามาจากคอนโซล</text:span><text:span text:style-name="T605"><text:s/></text:span><text:span text:style-name="T606">และใช้</text:span><text:span text:style-name="T607"><text:s/></text:span><text:span text:style-name="T608">`print`<text:s/></text:span><text:span text:style-name="T609">เพื่อแสดงข้อความโดยไม่ขึ้นบรรทัดใหม่</text:span><text:span text:style-name="T610"><text:s/></text:span><text:span text:style-name="T611">ต่างจาก</text:span><text:span text:style-name="T612"><text:s/></text:span><text:span text:style-name="T613">`puts`<text:s/></text:span><text:span text:style-name="T614">ที่จะขึ้นบรรทัดใหม่ให้โดยอัตโนมัติหลังจบข้อความ</text:span><text:span text:style-name="T615">[</text:span><text:span text:style-name="T616">1</text:span><text:span text:style-name="T617">]</text:span><text:span text:style-name="T618"/></text:p>
      <text:p text:style-name="P1"><text:span text:style-name="T618"/></text:p>
      <text:p text:style-name="P1"><text:span text:style-name="T619">## Literals:<text:s/></text:span><text:span text:style-name="T620">ค่าคงที่ในโค้ด</text:span><text:span text:style-name="T621"/></text:p>
      <text:p text:style-name="P1"><text:span text:style-name="T621"/></text:p>
      <text:p text:style-name="P1"><text:span text:style-name="T622">Literals<text:s/></text:span><text:span text:style-name="T623">คือค่าคงที่ที่เขียนอยู่ในโค้ดโดยตรง</text:span><text:span text:style-name="T624"><text:s/></text:span><text:span text:style-name="T625">เช่น</text:span><text:span text:style-name="T626"><text:s/></text:span><text:span text:style-name="T627">ตัวเลข</text:span><text:span text:style-name="T628">,<text:s/></text:span><text:span text:style-name="T629">ข้อความ</text:span><text:span text:style-name="T630">,<text:s/></text:span><text:span text:style-name="T631">ค่า</text:span><text:span text:style-name="T632"><text:s/></text:span><text:span text:style-name="T633">boolean<text:s/></text:span><text:span text:style-name="T634">หรือ</text:span><text:span text:style-name="T635"><text:s/></text:span><text:span text:style-name="T636">symbol<text:s/></text:span><text:span text:style-name="T637">ต่างๆ</text:span><text:span text:style-name="T638"><text:s text:c="2"/></text:span><text:span text:style-name="T639">ค่าพวกนี้มักถูกนำไปใช้กำหนดค่าให้กับตัวแปร</text:span><text:span text:style-name="T640"><text:s/></text:span><text:span text:style-name="T641">หรือใช้เพื่อเปรียบเทียบหรือคำนวณภายใน</text:span><text:span text:style-name="T642"><text:s/></text:span><text:span text:style-name="T643">expression<text:s/></text:span><text:span text:style-name="T644">ของโปรแกรม</text:span><text:span text:style-name="T645">[</text:span><text:span text:style-name="T646">1</text:span><text:span text:style-name="T647">]</text:span><text:span text:style-name="T648"/></text:p>
      <text:p text:style-name="P1"><text:span text:style-name="T648"/></text:p>
      <text:p text:style-name="P1"><text:span text:style-name="T649">ตัวอย่าง</text:span><text:span text:style-name="T650"><text:s/></text:span><text:span text:style-name="T651">literals<text:s/></text:span><text:span text:style-name="T652">แบบต่างๆ</text:span><text:span text:style-name="T653"><text:s/></text:span><text:span text:style-name="T654">ใน</text:span><text:span text:style-name="T655"><text:s/></text:span><text:span text:style-name="T656">Ruby:</text:span><text:span text:style-name="T657"/></text:p>
      <text:p text:style-name="P1"><text:span text:style-name="T657"/></text:p>
      <text:p text:style-name="P1"><text:span text:style-name="T658">```ruby</text:span><text:span text:style-name="T659"/></text:p>
      <text:p text:style-name="P1"><text:span text:style-name="T660"># Literals</text:span><text:span text:style-name="T661"/></text:p>
      <text:p text:style-name="P1"><text:span text:style-name="T662">false</text:span><text:span text:style-name="T663"/></text:p>
      <text:p text:style-name="P1"><text:span text:style-name="T664">42</text:span><text:span text:style-name="T665"/></text:p>
      <text:p text:style-name="P1"><text:span text:style-name="T666">3.14</text:span><text:span text:style-name="T667"/></text:p>
      <text:p text:style-name="P1"><text:span text:style-name="T668">"Bangkok"</text:span><text:span text:style-name="T669"/></text:p>
      <text:p text:style-name="P1"><text:span text:style-name="T670">:status</text:span><text:span text:style-name="T671"/></text:p>
      <text:p text:style-name="P1"><text:span text:style-name="T671"/></text:p>
      <text:p text:style-name="P1"><text:span text:style-name="T672"># Assign literals to variables</text:span><text:span text:style-name="T673"/></text:p>
      <text:p text:style-name="P1"><text:span text:style-name="T674">is_active<text:s text:c="2"/>= false</text:span><text:span text:style-name="T675"/></text:p>
      <text:p text:style-name="P1"><text:span text:style-name="T676">quantity<text:s text:c="3"/>=<text:s/></text:span><text:span text:style-name="T677">42</text:span><text:span text:style-name="T678"/></text:p>
      <text:p text:style-name="P1"><text:span text:style-name="T679">pi_value<text:s text:c="3"/>=<text:s/></text:span><text:span text:style-name="T680">3.14</text:span><text:span text:style-name="T681"/></text:p>
      <text:p text:style-name="P1"><text:span text:style-name="T682">city_name<text:s text:c="2"/>= "Bangkok"</text:span><text:span text:style-name="T683"/></text:p>
      <text:p text:style-name="P1"><text:span text:style-name="T684">state_key<text:s text:c="2"/>= :status</text:span><text:span text:style-name="T685"/></text:p>
      <text:p text:style-name="P1"><text:span text:style-name="T686">```</text:span><text:span text:style-name="T687"/></text:p>
      <text:p text:style-name="P1"><text:span text:style-name="T687"/></text:p>
      <text:p text:style-name="P1"><text:span text:style-name="T688">ในตัวอย่างนี้</text:span><text:span text:style-name="T689"><text:s/></text:span><text:span text:style-name="T690">`false`<text:s/></text:span><text:span text:style-name="T691">เป็น</text:span><text:span text:style-name="T692"><text:s/></text:span><text:span text:style-name="T693">literal<text:s/></text:span><text:span text:style-name="T694">ของ</text:span><text:span text:style-name="T695"><text:s/></text:span><text:span text:style-name="T696">boolean, `</text:span><text:span text:style-name="T697">42</text:span><text:span text:style-name="T698">`<text:s/></text:span><text:span text:style-name="T699">และ</text:span><text:span text:style-name="T700"><text:s/></text:span><text:span text:style-name="T701">`</text:span><text:span text:style-name="T702">3.14</text:span><text:span text:style-name="T703">`<text:s/></text:span><text:span text:style-name="T704">เป็น</text:span><text:span text:style-name="T705"><text:s/></text:span><text:span text:style-name="T706">literal<text:s/></text:span><text:span text:style-name="T707">ของตัวเลขจำนวนเต็มและจำนวนจริงตามลำดับ</text:span><text:span text:style-name="T708"><text:s text:c="2"/></text:span><text:span text:style-name="T709">`"Bangkok"`<text:s/></text:span><text:span text:style-name="T710">เป็น</text:span><text:span text:style-name="T711"><text:s/></text:span><text:span text:style-name="T712">literal<text:s/></text:span><text:span text:style-name="T713">ของสตริง</text:span><text:span text:style-name="T714"><text:s/></text:span><text:span text:style-name="T715">และ</text:span><text:span text:style-name="T716"><text:s/></text:span><text:span text:style-name="T717">`:status`<text:s/></text:span><text:span text:style-name="T718">เป็น</text:span><text:span text:style-name="T719"><text:s/></text:span><text:span text:style-name="T720">literal<text:s/></text:span><text:span text:style-name="T721">ของ</text:span><text:span text:style-name="T722"><text:s/></text:span><text:span text:style-name="T723">symbol<text:s/></text:span><text:span text:style-name="T724">ซึ่งใน</text:span><text:span text:style-name="T725"><text:s/></text:span><text:span text:style-name="T726">Ruby<text:s/></text:span><text:span text:style-name="T727">จะเริ่มต้นด้วยเครื่องหมายโคลอน</text:span><text:span text:style-name="T728"><text:s/></text:span><text:span text:style-name="T729">(`:`)<text:s/></text:span><text:span text:style-name="T730">เพื่อสร้างค่า</text:span><text:span text:style-name="T731"><text:s/></text:span><text:span text:style-name="T732">symbol<text:s/></text:span><text:span text:style-name="T733">ที่มีคุณสมบัติคล้ายชื่อคงที่และใช้เปรียบเทียบหรือเป็นคีย์ในโครงสร้างข้อมูลได้อย่างมีประสิทธิภาพ</text:span><text:span text:style-name="T734">[</text:span><text:span text:style-name="T735">1</text:span><text:span text:style-name="T736">]</text:span><text:span text:style-name="T737"/></text:p>
      <text:p text:style-name="P1"><text:span text:style-name="T737"/></text:p>
      <text:p text:style-name="P1"><text:span text:style-name="T738">##<text:s/></text:span><text:span text:style-name="T739">การจัดวรรคและช่องว่างในโค้ด</text:span><text:span text:style-name="T740"/></text:p>
      <text:p text:style-name="P1"><text:span text:style-name="T740"/></text:p>
      <text:p text:style-name="P1"><text:span text:style-name="T741">การเว้นวรรคและการจัดรูปแบบโค้ดไม่ได้มีผลต่อผลลัพธ์ของโปรแกรมโดยตรง</text:span><text:span text:style-name="T742"><text:s/></text:span><text:span text:style-name="T743">แต่มีผลอย่างมากต่อความอ่านง่าย</text:span><text:span text:style-name="T744"><text:s/></text:span><text:span text:style-name="T745">ความเป็นระเบียบ</text:span><text:span text:style-name="T746"><text:s/></text:span><text:span text:style-name="T747">และความสามารถในการดูแลโค้ดในระยะยาว</text:span><text:span text:style-name="T748"><text:s text:c="2"/></text:span><text:span text:style-name="T749">Ruby<text:s/></text:span><text:span text:style-name="T750">อนุญาตให้ใส่ช่องว่างหลายช่องระหว่างส่วนต่างๆ</text:span><text:span text:style-name="T751"><text:s/></text:span><text:span text:style-name="T752">ของโค้ดได้</text:span><text:span text:style-name="T753"><text:s/></text:span><text:span text:style-name="T754">และตัวแปลภาษาโดยทั่วไปจะเพิกเฉยต่อช่องว่างส่วนใหญ่</text:span><text:span text:style-name="T755">[</text:span><text:span text:style-name="T756">1</text:span><text:span text:style-name="T757">]</text:span><text:span text:style-name="T758"/></text:p>
      <text:p text:style-name="P1"><text:span text:style-name="T758"/></text:p>
      <text:p text:style-name="P1"><text:span text:style-name="T759">อย่างไรก็ตาม</text:span><text:span text:style-name="T760"><text:s/></text:span><text:span text:style-name="T761">การเว้นวรรคในบางตำแหน่งถือเป็นเรื่องจำเป็น</text:span><text:span text:style-name="T762"><text:s/></text:span><text:span text:style-name="T763">เช่น</text:span><text:span text:style-name="T764"><text:s/></text:span><text:span text:style-name="T765">ระหว่างคำสั่งหลักกับ</text:span><text:span text:style-name="T766"><text:s/></text:span><text:span text:style-name="T767">expression<text:s/></text:span><text:span text:style-name="T768">หรือระหว่างเมธอดกับอาร์กิวเมนต์ของมัน</text:span><text:span text:style-name="T769"><text:s text:c="2"/></text:span><text:span text:style-name="T770">ตัวอย่างการเว้นวรรคที่พึงประสงค์และไม่พึงประสงค์</text:span><text:span text:style-name="T771">:[</text:span><text:span text:style-name="T772">1</text:span><text:span text:style-name="T773">]</text:span><text:span text:style-name="T774"/></text:p>
      <text:p text:style-name="P1"><text:span text:style-name="T774"/></text:p>
      <text:p text:style-name="P1"><text:span text:style-name="T775">```ruby</text:span><text:span text:style-name="T776"/></text:p>
      <text:p text:style-name="P1"><text:span text:style-name="T777">score =<text:s/></text:span><text:span text:style-name="T778">100<text:s text:c="4"/></text:span><text:span text:style-name="T779"># good</text:span><text:span text:style-name="T780"/></text:p>
      <text:p text:style-name="P1"><text:span text:style-name="T781">score=</text:span><text:span text:style-name="T782">100<text:s text:c="6"/></text:span><text:span text:style-name="T783"># bad (</text:span><text:span text:style-name="T784">ยังทำงานได้</text:span><text:span text:style-name="T785"><text:s/></text:span><text:span text:style-name="T786">แต่ควรหลีกเลี่ยง</text:span><text:span text:style-name="T787">)</text:span><text:span text:style-name="T788"/></text:p>
      <text:p text:style-name="P1"><text:span text:style-name="T789">score<text:s text:c="4"/>=</text:span><text:span text:style-name="T790">100<text:s text:c="2"/></text:span><text:span text:style-name="T791"># bad</text:span><text:span text:style-name="T792"/></text:p>
      <text:p text:style-name="P1"><text:span text:style-name="T792"/></text:p>
      <text:p text:style-name="P1"><text:span text:style-name="T793">puts "Ready"<text:s text:c="3"/># good</text:span><text:span text:style-name="T794"/></text:p>
      <text:p text:style-name="P1"><text:span text:style-name="T795">puts"Ready"<text:s text:c="4"/># bad</text:span><text:span text:style-name="T796"/></text:p>
      <text:p text:style-name="P1"><text:span text:style-name="T796"/></text:p>
      <text:p text:style-name="P1"><text:span text:style-name="T797">puts<text:s/></text:span><text:span text:style-name="T798">789<text:s text:c="7"/></text:span><text:span text:style-name="T799"># works</text:span><text:span text:style-name="T800"/></text:p>
      <text:p text:style-name="P1"><text:span text:style-name="T801">puts</text:span><text:span text:style-name="T802">789<text:s text:c="8"/></text:span><text:span text:style-name="T803"># error</text:span><text:span text:style-name="T804"/></text:p>
      <text:p text:style-name="P1"><text:span text:style-name="T805">```</text:span><text:span text:style-name="T806"/></text:p>
      <text:p text:style-name="P1"><text:span text:style-name="T806"/></text:p>
      <text:p text:style-name="P1"><text:span text:style-name="T807">สามรูปแบบแรกของการประกาศตัวแปรให้ผลลัพธ์ที่เหมือนกัน</text:span><text:span text:style-name="T808"><text:s/></text:span><text:span text:style-name="T809">แต่รูปแบบแรกช่วยให้โค้ดอ่านง่ายที่สุดและเป็นรูปแบบที่มักใช้ในแนวปฏิบัติที่ดี</text:span><text:span text:style-name="T810"><text:s text:c="2"/></text:span><text:span text:style-name="T811">ส่วนตัวอย่าง</text:span><text:span text:style-name="T812"><text:s/></text:span><text:span text:style-name="T813">`puts</text:span><text:span text:style-name="T814">789</text:span><text:span text:style-name="T815">`<text:s/></text:span><text:span text:style-name="T816">ไม่สามารถรันได้</text:span><text:span text:style-name="T817"><text:s/></text:span><text:span text:style-name="T818">เพราะ</text:span><text:span text:style-name="T819"><text:s/></text:span><text:span text:style-name="T820">Ruby<text:s/></text:span><text:span text:style-name="T821">จะมองว่าเป็นชื่อเมธอดชุดเดียว</text:span><text:span text:style-name="T822"><text:s/></text:span><text:span text:style-name="T823">ไม่ใช่เมธอด</text:span><text:span text:style-name="T824"><text:s/></text:span><text:span text:style-name="T825">`puts`<text:s/></text:span><text:span text:style-name="T826">ตามด้วย</text:span><text:span text:style-name="T827"><text:s/></text:span><text:span text:style-name="T828">literal<text:s/></text:span><text:span text:style-name="T829">ตัวเลข</text:span><text:span text:style-name="T830">[</text:span><text:span text:style-name="T831">1</text:span><text:span text:style-name="T832">]</text:span><text:span text:style-name="T833"/></text:p>
      <text:p text:style-name="P1"><text:span text:style-name="T833"/></text:p>
      <text:p text:style-name="P1"><text:span text:style-name="T834">ตัวอย่างเพิ่มเติมสำหรับคำสั่งที่ต้องเว้นวรรค</text:span><text:span text:style-name="T835">:</text:span><text:span text:style-name="T836"/></text:p>
      <text:p text:style-name="P1"><text:span text:style-name="T836"/></text:p>
      <text:p text:style-name="P1"><text:span text:style-name="T837">```ruby</text:span><text:span text:style-name="T838"/></text:p>
      <text:p text:style-name="P1"><text:span text:style-name="T839">if user_role == "admin"</text:span><text:span text:style-name="T840"/></text:p>
      <text:p text:style-name="P1"><text:span text:style-name="T841"><text:s text:c="2"/>puts "Access granted"</text:span><text:span text:style-name="T842"/></text:p>
      <text:p text:style-name="P1"><text:span text:style-name="T843">end</text:span><text:span text:style-name="T844"/></text:p>
      <text:p text:style-name="P1"><text:span text:style-name="T845">```</text:span><text:span text:style-name="T846"/></text:p>
      <text:p text:style-name="P1"><text:span text:style-name="T846"/></text:p>
      <text:p text:style-name="P1"><text:span text:style-name="T847">ควรมีช่องว่างระหว่าง</text:span><text:span text:style-name="T848"><text:s/></text:span><text:span text:style-name="T849">`if`<text:s/></text:span><text:span text:style-name="T850">กับ</text:span><text:span text:style-name="T851"><text:s/></text:span><text:span text:style-name="T852">expression<text:s/></text:span><text:span text:style-name="T853">ที่ใช้ตรวจสอบเงื่อนไข</text:span><text:span text:style-name="T854"><text:s/></text:span><text:span text:style-name="T855">และระหว่าง</text:span><text:span text:style-name="T856"><text:s/></text:span><text:span text:style-name="T857">`puts`<text:s/></text:span><text:span text:style-name="T858">กับอาร์กิวเมนต์</text:span><text:span text:style-name="T859"><text:s/></text:span><text:span text:style-name="T860">`"Access granted"`<text:s/></text:span><text:span text:style-name="T861">เพื่อให้โค้ดอ่านได้ชัดเจน</text:span><text:span text:style-name="T862"><text:s text:c="2"/></text:span><text:span text:style-name="T863">รูปแบบนี้ช่วยให้แยกแยะส่วนที่เป็นคำสั่งหลักออกจากส่วนที่เป็นค่าหรือ</text:span><text:span text:style-name="T864"><text:s/></text:span><text:span text:style-name="T865">expression<text:s/></text:span><text:span text:style-name="T866">ได้อย่างง่ายดาย</text:span><text:span text:style-name="T867">[</text:span><text:span text:style-name="T868">1</text:span><text:span text:style-name="T869">]</text:span><text:span text:style-name="T870"/></text:p>
      <text:p text:style-name="P1"><text:span text:style-name="T870"/></text:p>
      <text:p text:style-name="P1"><text:span text:style-name="T871">## Keywords<text:s/></text:span><text:span text:style-name="T872">ในภาษา</text:span><text:span text:style-name="T873"><text:s/></text:span><text:span text:style-name="T874">Ruby</text:span><text:span text:style-name="T875"/></text:p>
      <text:p text:style-name="P1"><text:span text:style-name="T875"/></text:p>
      <text:p text:style-name="P1"><text:span text:style-name="T876">คำว่า</text:span><text:span text:style-name="T877"><text:s/></text:span><text:span text:style-name="T878">keyword<text:s/></text:span><text:span text:style-name="T879">ในภาษาโปรแกรมหมายถึง</text:span><text:span text:style-name="T880"><text:s/></text:span><text:span text:style-name="T881">“</text:span><text:span text:style-name="T882">คำที่ภาษาสำรองไว้ใช้งานเอง</text:span><text:span text:style-name="T883">”</text:span><text:span text:style-name="T884"><text:s/></text:span><text:span text:style-name="T885">สำหรับควบคุมโครงสร้างและการทำงานของโปรแกรม</text:span><text:span text:style-name="T886"><text:s/></text:span><text:span text:style-name="T887">เช่น</text:span><text:span text:style-name="T888"><text:s/></text:span><text:span text:style-name="T889">การประกาศเมธอด</text:span><text:span text:style-name="T890"><text:s/></text:span><text:span text:style-name="T891">การประกาศคลาส</text:span><text:span text:style-name="T892"><text:s/></text:span><text:span text:style-name="T893">การควบคุมการไหลของโปรแกรม</text:span><text:span text:style-name="T894"><text:s text:c="2"/></text:span><text:span text:style-name="T895">ใน</text:span><text:span text:style-name="T896"><text:s/></text:span><text:span text:style-name="T897">Ruby<text:s/></text:span><text:span text:style-name="T898">ไม่สามารถนำ</text:span><text:span text:style-name="T899"><text:s/></text:span><text:span text:style-name="T900">keyword<text:s/></text:span><text:span text:style-name="T901">ไปใช้เป็นชื่อของตัวแปร</text:span><text:span text:style-name="T902"><text:s/></text:span><text:span text:style-name="T903">เมธอด</text:span><text:span text:style-name="T904"><text:s/></text:span><text:span text:style-name="T905">หรือคลาสที่ผู้ใช้กำหนดเองได้</text:span><text:span text:style-name="T906"><text:s/></text:span><text:span text:style-name="T907">เพราะตัวแปลภาษาจะตีความคำเหล่านี้ตามหน้าที่พิเศษของมัน</text:span><text:span text:style-name="T908">[</text:span><text:span text:style-name="T909">1</text:span><text:span text:style-name="T910">]</text:span><text:span text:style-name="T911"/></text:p>
      <text:p text:style-name="P1"><text:span text:style-name="T911"/></text:p>
      <text:p text:style-name="P1"><text:span text:style-name="T912">ตัวอย่าง</text:span><text:span text:style-name="T913"><text:s/></text:span><text:span text:style-name="T914">keyword<text:s/></text:span><text:span text:style-name="T915">ในภาษา</text:span><text:span text:style-name="T916"><text:s/></text:span><text:span text:style-name="T917">Ruby<text:s/></text:span><text:span text:style-name="T918">ได้ถูกรวบรวมไว้ในตาราง</text:span><text:span text:style-name="T919"><text:s/></text:span><text:span text:style-name="T920">เช่น</text:span><text:span text:style-name="T921"><text:s/></text:span><text:span text:style-name="T922">`if`, `else`, `elsif`, `end`, `class`, `def`, `module`, `while`, `until`, `true`, `false`, `nil`<text:s/></text:span><text:span text:style-name="T923">และคำอื่นๆ</text:span><text:span text:style-name="T924"><text:s/></text:span><text:span text:style-name="T925">ที่ใช้ควบคุมการทำงานของโปรแกรม</text:span><text:span text:style-name="T926"><text:s text:c="2"/></text:span><text:span text:style-name="T927">นอกจากนั้นยังมี</text:span><text:span text:style-name="T928"><text:s/></text:span><text:span text:style-name="T929">keyword<text:s/></text:span><text:span text:style-name="T930">พิเศษอย่าง</text:span><text:span text:style-name="T931"><text:s/></text:span><text:span text:style-name="T932">`__FILE__`, `__LINE__`,<text:s/></text:span><text:span text:style-name="T933">และ</text:span><text:span text:style-name="T934"><text:s/></text:span><text:span text:style-name="T935">`__ENCODING__`<text:s/></text:span><text:span text:style-name="T936">ที่ให้ข้อมูลเกี่ยวกับไฟล์หรือสถานะของโปรแกรมในขณะรัน</text:span><text:span text:style-name="T937">[</text:span><text:span text:style-name="T938">1</text:span><text:span text:style-name="T939">]</text:span><text:span text:style-name="T940"/></text:p>
      <text:p text:style-name="P1"><text:span text:style-name="T940"/></text:p>
      <text:p text:style-name="P1"><text:span text:style-name="T941">การรู้จักและคุ้นเคยกับ</text:span><text:span text:style-name="T942"><text:s/></text:span><text:span text:style-name="T943">keyword<text:s/></text:span><text:span text:style-name="T944">สำคัญเหล่านี้ช่วยให้เขียนโค้ดได้ถูกต้องตามไวยากรณ์ของภาษา</text:span><text:span text:style-name="T945"><text:s/></text:span><text:span text:style-name="T946">Ruby<text:s/></text:span><text:span text:style-name="T947">และหลีกเลี่ยงการตั้งชื่อที่ชนกับคำสงวน</text:span><text:span text:style-name="T948"><text:s/></text:span><text:span text:style-name="T949">ซึ่งอาจนำไปสู่ข้อผิดพลาดที่เข้าใจยาก</text:span><text:span text:style-name="T950"><text:s text:c="2"/></text:span><text:span text:style-name="T951">เมื่อเริ่มเขียนโปรแกรมจริง</text:span><text:span text:style-name="T952"><text:s/></text:span><text:span text:style-name="T953">ควรเปิดลิสต์</text:span><text:span text:style-name="T954"><text:s/></text:span><text:span text:style-name="T955">keyword<text:s/></text:span><text:span text:style-name="T956">ไว้ใกล้ๆ</text:span><text:span text:style-name="T957"><text:s/></text:span><text:span text:style-name="T958">จนกว่าจะจำได้เองว่าคำใดเป็นของภาษาและคำใดสามารถใช้ตั้งชื่อได้</text:span><text:span text:style-name="T959">[</text:span><text:span text:style-name="T960">1</text:span><text:span text:style-name="T961">]</text:span><text:span text:style-name="T962"/></text:p>
      <text:p text:style-name="P1"><text:span text:style-name="T962"/></text:p>
      <text:p text:style-name="P1"><text:span text:style-name="T963">##<text:s/></text:span><text:span text:style-name="T964">สรุปภาพรวมของโครงสร้าง</text:span><text:span text:style-name="T965"><text:s/></text:span><text:span text:style-name="T966">Ruby<text:s/></text:span><text:span text:style-name="T967">ที่ได้เรียนรู้</text:span><text:span text:style-name="T968"/></text:p>
      <text:p text:style-name="P1"><text:span text:style-name="T968"/></text:p>
      <text:p text:style-name="P1"><text:span text:style-name="T969">ในบทความนี้จึงครอบคลุมหัวข้อสำคัญเกี่ยวกับโครงสร้างพื้นฐานของภาษา</text:span><text:span text:style-name="T970"><text:s/></text:span><text:span text:style-name="T971">Ruby<text:s/></text:span><text:span text:style-name="T972">ตั้งแต่โปรแกรมแรกที่พิมพ์ข้อความง่ายๆ</text:span><text:span text:style-name="T973">,<text:s/></text:span><text:span text:style-name="T974">การมองโค้ดในแง่ของ</text:span><text:span text:style-name="T975"><text:s/></text:span><text:span text:style-name="T976">statement<text:s/></text:span><text:span text:style-name="T977">และ</text:span><text:span text:style-name="T978"><text:s/></text:span><text:span text:style-name="T979">expression,<text:s/></text:span><text:span text:style-name="T980">การใช้คอมเมนต์เพื่ออธิบายโค้ด</text:span><text:span text:style-name="T981">,<text:s/></text:span><text:span text:style-name="T982">การรู้จัก</text:span><text:span text:style-name="T983"><text:s/></text:span><text:span text:style-name="T984">literals<text:s/></text:span><text:span text:style-name="T985">ประเภทต่างๆ</text:span><text:span text:style-name="T986">,<text:s/></text:span><text:span text:style-name="T987">การจัดวรรคและช่องว่างให้โค้ดอ่านง่าย</text:span><text:span text:style-name="T988"><text:s/></text:span><text:span text:style-name="T989">ไปจนถึงการทำความเข้าใจคำสงวนหรือ</text:span><text:span text:style-name="T990"><text:s/></text:span><text:span text:style-name="T991">keyword<text:s/></text:span><text:span text:style-name="T992">ของภาษา</text:span><text:span text:style-name="T993"><text:s text:c="2"/></text:span><text:span text:style-name="T994">เมื่อเข้าใจส่วนประกอบเหล่านี้แล้ว</text:span><text:span text:style-name="T995"><text:s/></text:span><text:span text:style-name="T996">การไปต่อในหัวข้ออื่นๆ</text:span><text:span text:style-name="T997"><text:s/></text:span><text:span text:style-name="T998">เช่น</text:span><text:span text:style-name="T999"><text:s/></text:span><text:span text:style-name="T1000">ตัวแปร</text:span><text:span text:style-name="T1001">,<text:s/></text:span><text:span text:style-name="T1002">ประเภทข้อมูล</text:span><text:span text:style-name="T1003">,<text:s/></text:span><text:span text:style-name="T1004">การรับค่าและแสดงผล</text:span><text:span text:style-name="T1005">,<text:s/></text:span><text:span text:style-name="T1006">คำสั่งควบคุมเงื่อนไข</text:span><text:span text:style-name="T1007">,<text:s/></text:span><text:span text:style-name="T1008">วนซ้ำ</text:span><text:span text:style-name="T1009">,<text:s/></text:span><text:span text:style-name="T1010">เมธอด</text:span><text:span text:style-name="T1011"><text:s/></text:span><text:span text:style-name="T1012">และโครงสร้างเชิงวัตถุต่างๆ</text:span><text:span text:style-name="T1013"><text:s/></text:span><text:span text:style-name="T1014">ใน</text:span><text:span text:style-name="T1015"><text:s/></text:span><text:span text:style-name="T1016">Ruby<text:s/></text:span><text:span text:style-name="T1017">จะทำได้อย่างเป็นระบบและมั่นใจมากขึ้น</text:span><text:span text:style-name="T1018">[</text:span><text:span text:style-name="T1019">1</text:span><text:span text:style-name="T1020">]</text:span><text:span text:style-name="T1021"/></text:p>
      <text:p text:style-name="P1"><text:span text:style-name="T1021"/></text:p>
      <text:p text:style-name="P1"><text:span text:style-name="T1022">[</text:span><text:span text:style-name="T1023">1</text:span><text:span text:style-name="T1024">](https://marcuscode.com/lang/ruby/program-struct)</text:span><text:span text:style-name="T10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